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gion_id</text:p>
          </table:table-cell>
          <table:table-cell office:value-type="string" calcext:value-type="string">
            <text:p>rayon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ул Инжич-Чукун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ул Кара-Паго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аул Кубина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ул Псыж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аул Эльбурган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ул Адыге-Хабль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аул Апсуа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аул Вако-Жиле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хутор Грушка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село Садовое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ул Старо-Кувинс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ул Эрсакон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.00.0000</text:date>, <text:time style:data-style-name="N2" text:time-value="13:06:12.0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1.2$Windows_x86 LibreOffice_project/b79626edf0065ac373bd1df5c28bd630b4424273</meta:generator>
    <dc:date>2019-10-24T13:23:20.678000000</dc:date>
    <meta:editing-duration>PT6M56S</meta:editing-duration>
    <meta:editing-cycles>1</meta:editing-cycles>
    <meta:document-statistic meta:table-count="1" meta:cell-count="52" meta:object-count="0"/>
  </office:meta>
</office:document-meta>
</file>